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2458EE9C3917670889.png" manifest:media-type="image/png"/>
  <manifest:file-entry manifest:full-path="Pictures/10000000000004B2000004248114219F03C46829.png" manifest:media-type="image/png"/>
  <manifest:file-entry manifest:full-path="Pictures/10000000000004B20000042435913AD42123761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76cm, 5.859cm, 9.042cm, 0.16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038cm, 5.885cm, 14.8cm, 0.263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626cm, 6.267cm, 9.848cm, 0.643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78cm" svg:height="12.826cm" svg:x="1.397cm" svg:y="1.143cm">
          <draw:image xlink:href="Pictures/10000000000004B2000004248114219F03C46829.png" xlink:type="simple" xlink:show="embed" xlink:actuate="onLoad">
            <text:p/>
          </draw:image>
        </draw:frame>
        <draw:frame draw:style-name="gr2" draw:text-style-name="P1" draw:layer="layout" svg:width="25.653cm" svg:height="5.206cm" svg:x="1.479cm" svg:y="14.378cm">
          <draw:image xlink:href="Pictures/10000000000004B20000042435913AD421237613.png" xlink:type="simple" xlink:show="embed" xlink:actuate="onLoad">
            <text:p/>
          </draw:image>
        </draw:frame>
        <draw:frame draw:style-name="gr3" draw:text-style-name="P2" draw:layer="layout" svg:width="24.891cm" svg:height="4.57cm" svg:x="1.524cm" svg:y="19.813cm">
          <draw:image xlink:href="Pictures/10000000000004B20000042458EE9C391767088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09-15T16:25:46.687847993</dc:date>
    <meta:editing-duration>PT1M48S</meta:editing-duration>
    <meta:editing-cycles>5</meta:editing-cycles>
    <meta:generator>LibreOffice/6.0.3.2$Linux_X86_64 LibreOffice_project/00m0$Build-2</meta:generator>
    <meta:document-statistic meta:object-count="3"/>
  </office:meta>
</office:document-meta>
</file>